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4.36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396cm" svg:y="9.071cm">
            <draw:object draw:notify-on-update-of-ranges="Sheet1.D5:Sheet1.D5 Sheet1.C5:Sheet1.C8 Sheet1.D5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4cm" svg:height="8.995cm" svg:x="17.433cm" svg:y="9.422cm">
            <draw:object draw:notify-on-update-of-ranges="Sheet1.H6:Sheet1.H8 Sheet1.I6:Sheet1.I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5.124cm" svg:y="9.648cm">
            <draw:object draw:notify-on-update-of-ranges="Sheet1.N6:Sheet1.N8 Sheet1.M6:Sheet1.M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.382cm" svg:height="8.754cm" svg:x="0.852cm" svg:y="19.138cm">
            <draw:object draw:notify-on-update-of-ranges="Sheet1.C17:Sheet1.C19 Sheet1.D17:Sheet1.D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6.971cm" svg:y="19.781cm">
            <draw:object draw:notify-on-update-of-ranges="Sheet1.H17:Sheet1.H19 Sheet1.I17:Sheet1.I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3.875cm" svg:y="20.367cm">
            <draw:object draw:notify-on-update-of-ranges="Sheet1.M17:Sheet1.M19 Sheet1.N17:Sheet1.N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53.274cm" svg:y="9.183cm">
            <draw:object draw:notify-on-update-of-ranges="Sheet1.R6:Sheet1.R8 Sheet1.S6:Sheet1.S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71.215cm" svg:y="9.398cm">
            <draw:object draw:notify-on-update-of-ranges="Sheet1.W6:Sheet1.W8 Sheet1.W6:Sheet1.W8 Sheet1.X6:Sheet1.X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6.001cm" svg:height="8.995cm" svg:x="52.675cm" svg:y="20.846cm">
            <draw:object draw:notify-on-update-of-ranges="Sheet1.R17:Sheet1.R19 Sheet1.S17:Sheet1.S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71.519cm" svg:y="20.554cm">
            <draw:object draw:notify-on-update-of-ranges="Sheet1.W17:Sheet1.W19 Sheet1.X17:Sheet1.X1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7cm" svg:height="8.995cm" svg:x="88.063cm" svg:y="9.208cm">
            <draw:object draw:notify-on-update-of-ranges="Sheet1.AB6:Sheet1.AB8 Sheet1.AC6:Sheet1.AC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6cm" svg:height="8.995cm" svg:x="89.328cm" svg:y="20.099cm">
            <draw:object draw:notify-on-update-of-ranges="Sheet1.AB17:Sheet1.AB19 Sheet1.AC17:Sheet1.AC1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106.077cm" svg:y="8.971cm">
            <draw:object draw:notify-on-update-of-ranges="Sheet1.AG6:Sheet1.AG8 Sheet1.AH6:Sheet1.AH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107.919cm" svg:y="20.848cm">
            <draw:object draw:notify-on-update-of-ranges="Sheet1.AG17:Sheet1.AG19 Sheet1.AH17:Sheet1.AH19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ichaete</text:p>
          </table:table-cell>
          <table:table-cell table:number-columns-repeated="33"/>
        </table:table-row>
        <table:table-row table:style-name="ro1">
          <table:table-cell/>
          <table:table-cell office:value-type="string">
            <text:p>total sites</text:p>
          </table:table-cell>
          <table:table-cell office:value-type="string">
            <text:p>total mel sites</text:p>
          </table:table-cell>
          <table:table-cell table:number-columns-repeated="3"/>
          <table:table-cell office:value-type="string">
            <text:p>total sites</text:p>
          </table:table-cell>
          <table:table-cell office:value-type="string">
            <text:p>total mel sites</text:p>
          </table:table-cell>
          <table:table-cell table:number-columns-repeated="3"/>
          <table:table-cell office:value-type="string">
            <text:p>total sites</text:p>
          </table:table-cell>
          <table:table-cell office:value-type="string">
            <text:p>total mel sites</text:p>
          </table:table-cell>
          <table:table-cell table:number-columns-repeated="3"/>
          <table:table-cell office:value-type="string">
            <text:p>total mel sites</text:p>
          </table:table-cell>
          <table:table-cell table:number-columns-repeated="4"/>
          <table:table-cell office:value-type="string">
            <text:p>total mel sites</text:p>
          </table:table-cell>
          <table:table-cell table:number-columns-repeated="4"/>
          <table:table-cell office:value-type="string">
            <text:p>total mel sites</text:p>
          </table:table-cell>
          <table:table-cell table:number-columns-repeated="4"/>
          <table:table-cell office:value-type="string">
            <text:p>total mel sites</text:p>
          </table:table-cell>
          <table:table-cell table:number-columns-repeated="2"/>
        </table:table-row>
        <table:table-row table:style-name="ro1">
          <table:table-cell office:value-type="string">
            <text:p>common</text:p>
          </table:table-cell>
          <table:table-cell office:value-type="float" office:value="2932">
            <text:p>2932</text:p>
          </table:table-cell>
          <table:table-cell office:value-type="float" office:value="1310">
            <text:p>1310</text:p>
          </table:table-cell>
          <table:table-cell table:number-columns-repeated="2"/>
          <table:table-cell office:value-type="string">
            <text:p>D_unique</text:p>
          </table:table-cell>
          <table:table-cell office:value-type="float" office:value="1963">
            <text:p>1963</text:p>
          </table:table-cell>
          <table:table-cell office:value-type="float" office:value="776">
            <text:p>776</text:p>
          </table:table-cell>
          <table:table-cell table:number-columns-repeated="2"/>
          <table:table-cell office:value-type="string">
            <text:p>SoxN_unique</text:p>
          </table:table-cell>
          <table:table-cell office:value-type="float" office:value="3161">
            <text:p>3161</text:p>
          </table:table-cell>
          <table:table-cell office:value-type="float" office:value="1266">
            <text:p>1266</text:p>
          </table:table-cell>
          <table:table-cell table:number-columns-repeated="2"/>
          <table:table-cell office:value-type="string">
            <text:p>transcomp</text:p>
          </table:table-cell>
          <table:table-cell office:value-type="float" office:value="317">
            <text:p>317</text:p>
          </table:table-cell>
          <table:table-cell table:number-columns-repeated="3"/>
          <table:table-cell office:value-type="string">
            <text:p>No transcomp</text:p>
          </table:table-cell>
          <table:table-cell office:value-type="float" office:value="2056">
            <text:p>2056</text:p>
          </table:table-cell>
          <table:table-cell table:number-columns-repeated="3"/>
          <table:table-cell office:value-type="string">
            <text:p>Dunique-transcomp</text:p>
          </table:table-cell>
          <table:table-cell office:value-type="float" office:value="159">
            <text:p>159</text:p>
          </table:table-cell>
          <table:table-cell table:number-columns-repeated="3"/>
          <table:table-cell office:value-type="string">
            <text:p>Dunique-notranscomp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2">
          <table:table-cell table:number-columns-repeated="34"/>
        </table:table-row>
        <table:table-row table:style-name="ro2"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</table:table-row>
        <table:table-row table:style-name="ro1">
          <table:table-cell office:value-type="string">
            <text:p>Mel-sim</text:p>
          </table:table-cell>
          <table:table-cell office:value-type="float" office:value="1118">
            <text:p>1118</text:p>
          </table:table-cell>
          <table:table-cell table:formula="of:=[.B6]/[.C3]" office:value-type="float" office:value="0.853435114503817">
            <text:p>0.8534351145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628">
            <text:p>628</text:p>
          </table:table-cell>
          <table:table-cell table:formula="of:=[.G6]/[.H3]" office:value-type="float" office:value="0.809278350515464">
            <text:p>0.8092783505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1060">
            <text:p>1060</text:p>
          </table:table-cell>
          <table:table-cell table:formula="of:=[.L6]/[.M3]" office:value-type="float" office:value="0.837282780410742">
            <text:p>0.8372827804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261">
            <text:p>261</text:p>
          </table:table-cell>
          <table:table-cell table:formula="of:=[.Q6]/[.Q3]" office:value-type="float" office:value="0.823343848580442">
            <text:p>0.8233438486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1701">
            <text:p>1701</text:p>
          </table:table-cell>
          <table:table-cell table:formula="of:=[.V6]/[.V3]" office:value-type="float" office:value="0.827334630350194">
            <text:p>0.8273346304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129">
            <text:p>129</text:p>
          </table:table-cell>
          <table:table-cell table:formula="of:=[.AA6]/[.AA3]" office:value-type="float" office:value="0.811320754716981">
            <text:p>0.8113207547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499">
            <text:p>499</text:p>
          </table:table-cell>
          <table:table-cell table:formula="of:=[.AF6]/[.AF3]" office:value-type="float" office:value="0.808752025931929">
            <text:p>0.8087520259</text:p>
          </table:table-cell>
          <table:table-cell table:formula="of:=0.03672+0.02957" office:value-type="float" office:value="0.06629">
            <text:p>0.06629</text:p>
          </table:table-cell>
        </table:table-row>
        <table:table-row table:style-name="ro2">
          <table:table-cell office:value-type="string">
            <text:p>Mel-yak</text:p>
          </table:table-cell>
          <table:table-cell office:value-type="float" office:value="937">
            <text:p>937</text:p>
          </table:table-cell>
          <table:table-cell table:formula="of:=[.B7]/[.C3]" office:value-type="float" office:value="0.715267175572519">
            <text:p>0.7152671756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534">
            <text:p>534</text:p>
          </table:table-cell>
          <table:table-cell table:formula="of:=[.G7]/[.H3]" office:value-type="float" office:value="0.688144329896907">
            <text:p>0.6881443299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915">
            <text:p>915</text:p>
          </table:table-cell>
          <table:table-cell table:formula="of:=[.L7]/[.M3]" office:value-type="float" office:value="0.722748815165877">
            <text:p>0.7227488152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230">
            <text:p>230</text:p>
          </table:table-cell>
          <table:table-cell table:formula="of:=[.Q7]/[.Q3]" office:value-type="float" office:value="0.725552050473186">
            <text:p>0.7255520505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1454">
            <text:p>1454</text:p>
          </table:table-cell>
          <table:table-cell table:formula="of:=[.V7]/[.V3]" office:value-type="float" office:value="0.707198443579767">
            <text:p>0.7071984436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102">
            <text:p>102</text:p>
          </table:table-cell>
          <table:table-cell table:formula="of:=[.AA7]/[.AA3]" office:value-type="float" office:value="0.641509433962264">
            <text:p>0.641509434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432">
            <text:p>432</text:p>
          </table:table-cell>
          <table:table-cell table:formula="of:=[.AF7]/[.AF3]" office:value-type="float" office:value="0.700162074554295">
            <text:p>0.7001620746</text:p>
          </table:table-cell>
          <table:table-cell table:formula="of:=0.03672+0.03512+0.06823" office:value-type="float" office:value="0.14007">
            <text:p>0.14007</text:p>
          </table:table-cell>
        </table:table-row>
        <table:table-row table:style-name="ro1">
          <table:table-cell office:value-type="string">
            <text:p>Mel-pse</text:p>
          </table:table-cell>
          <table:table-cell office:value-type="float" office:value="508">
            <text:p>508</text:p>
          </table:table-cell>
          <table:table-cell table:formula="of:=[.B8]/[.C3]" office:value-type="float" office:value="0.387786259541985">
            <text:p>0.3877862595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276">
            <text:p>276</text:p>
          </table:table-cell>
          <table:table-cell table:formula="of:=[.G8]/[.H3]" office:value-type="float" office:value="0.355670103092783">
            <text:p>0.3556701031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467">
            <text:p>467</text:p>
          </table:table-cell>
          <table:table-cell table:formula="of:=[.L8]/[.M3]" office:value-type="float" office:value="0.368878357030016">
            <text:p>0.368878357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124">
            <text:p>124</text:p>
          </table:table-cell>
          <table:table-cell table:formula="of:=[.Q8]/[.Q3]" office:value-type="float" office:value="0.391167192429022">
            <text:p>0.3911671924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753">
            <text:p>753</text:p>
          </table:table-cell>
          <table:table-cell table:formula="of:=[.V8]/[.V3]" office:value-type="float" office:value="0.36624513618677">
            <text:p>0.3662451362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60">
            <text:p>60</text:p>
          </table:table-cell>
          <table:table-cell table:formula="of:=[.AA8]/[.AA3]" office:value-type="float" office:value="0.377358490566038">
            <text:p>0.3773584906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216">
            <text:p>216</text:p>
          </table:table-cell>
          <table:table-cell table:formula="of:=[.AF8]/[.AF3]" office:value-type="float" office:value="0.350081037277147">
            <text:p>0.3500810373</text:p>
          </table:table-cell>
          <table:table-cell table:formula="of:=0.03672+0.03512+0.1111+0.18294" office:value-type="float" office:value="0.36588">
            <text:p>0.36588</text:p>
          </table:table-cell>
        </table:table-row>
        <table:table-row table:style-name="ro2" table:number-rows-repeated="3">
          <table:table-cell table:number-columns-repeated="34"/>
        </table:table-row>
        <table:table-row table:style-name="ro1">
          <table:table-cell office:value-type="string">
            <text:p>SoxN</text:p>
          </table:table-cell>
          <table:table-cell table:number-columns-repeated="33"/>
        </table:table-row>
        <table:table-row table:style-name="ro1">
          <table:table-cell/>
          <table:table-cell office:value-type="string">
            <text:p>total sites</text:p>
          </table:table-cell>
          <table:table-cell office:value-type="string">
            <text:p>total mel sites</text:p>
          </table:table-cell>
          <table:table-cell table:number-columns-repeated="3"/>
          <table:table-cell office:value-type="string">
            <text:p>total sites</text:p>
          </table:table-cell>
          <table:table-cell office:value-type="string">
            <text:p>total mel sites</text:p>
          </table:table-cell>
          <table:table-cell table:number-columns-repeated="3"/>
          <table:table-cell office:value-type="string">
            <text:p>total sites</text:p>
          </table:table-cell>
          <table:table-cell office:value-type="string">
            <text:p>total mel sites</text:p>
          </table:table-cell>
          <table:table-cell table:number-columns-repeated="3"/>
          <table:table-cell office:value-type="string">
            <text:p>total mel sites</text:p>
          </table:table-cell>
          <table:table-cell table:number-columns-repeated="4"/>
          <table:table-cell office:value-type="string">
            <text:p>total mel sites</text:p>
          </table:table-cell>
          <table:table-cell table:number-columns-repeated="4"/>
          <table:table-cell office:value-type="string">
            <text:p>total mel sites</text:p>
          </table:table-cell>
          <table:table-cell table:number-columns-repeated="4"/>
          <table:table-cell office:value-type="string">
            <text:p>total mel sites</text:p>
          </table:table-cell>
          <table:table-cell table:number-columns-repeated="2"/>
        </table:table-row>
        <table:table-row table:style-name="ro1">
          <table:table-cell office:value-type="string">
            <text:p>common</text:p>
          </table:table-cell>
          <table:table-cell office:value-type="float" office:value="6339">
            <text:p>6339</text:p>
          </table:table-cell>
          <table:table-cell office:value-type="float" office:value="2276">
            <text:p>2276</text:p>
          </table:table-cell>
          <table:table-cell table:number-columns-repeated="2"/>
          <table:table-cell office:value-type="string">
            <text:p>D_unique</text:p>
          </table:table-cell>
          <table:table-cell office:value-type="float" office:value="4084">
            <text:p>4084</text:p>
          </table:table-cell>
          <table:table-cell office:value-type="float" office:value="1399">
            <text:p>1399</text:p>
          </table:table-cell>
          <table:table-cell table:number-columns-repeated="2"/>
          <table:table-cell office:value-type="string">
            <text:p>SoxN_unique</text:p>
          </table:table-cell>
          <table:table-cell office:value-type="float" office:value="7536">
            <text:p>7536</text:p>
          </table:table-cell>
          <table:table-cell office:value-type="float" office:value="2560">
            <text:p>2560</text:p>
          </table:table-cell>
          <table:table-cell table:number-columns-repeated="2"/>
          <table:table-cell office:value-type="string">
            <text:p>transcomp</text:p>
          </table:table-cell>
          <table:table-cell office:value-type="float" office:value="579">
            <text:p>579</text:p>
          </table:table-cell>
          <table:table-cell table:number-columns-repeated="3"/>
          <table:table-cell office:value-type="string">
            <text:p>No transcomp</text:p>
          </table:table-cell>
          <table:table-cell office:value-type="float" office:value="3955">
            <text:p>3955</text:p>
          </table:table-cell>
          <table:table-cell table:number-columns-repeated="3"/>
          <table:table-cell office:value-type="string">
            <text:p>SoxNunique-transcomp</text:p>
          </table:table-cell>
          <table:table-cell office:value-type="float" office:value="113">
            <text:p>113</text:p>
          </table:table-cell>
          <table:table-cell table:number-columns-repeated="3"/>
          <table:table-cell office:value-type="string">
            <text:p>SoxNunique-notranscomp</text:p>
          </table:table-cell>
          <table:table-cell office:value-type="float" office:value="2447">
            <text:p>2447</text:p>
          </table:table-cell>
          <table:table-cell table:number-columns-repeated="2"/>
        </table:table-row>
        <table:table-row table:style-name="ro2">
          <table:table-cell table:number-columns-repeated="34"/>
        </table:table-row>
        <table:table-row table:style-name="ro2"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  <table:table-cell/>
          <table:table-cell office:value-type="string">
            <text:p>Species</text:p>
          </table:table-cell>
          <table:table-cell office:value-type="string">
            <text:p>sites</text:p>
          </table:table-cell>
          <table:table-cell office:value-type="string">
            <text:p>ratio</text:p>
          </table:table-cell>
          <table:table-cell office:value-type="string">
            <text:p>branch lengths</text:p>
          </table:table-cell>
        </table:table-row>
        <table:table-row table:style-name="ro1">
          <table:table-cell office:value-type="string">
            <text:p>Mel-sim</text:p>
          </table:table-cell>
          <table:table-cell office:value-type="float" office:value="1756">
            <text:p>1756</text:p>
          </table:table-cell>
          <table:table-cell table:formula="of:=[.B17]/[.C14]" office:value-type="float" office:value="0.771528998242531">
            <text:p>0.7715289982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1097">
            <text:p>1097</text:p>
          </table:table-cell>
          <table:table-cell table:formula="of:=[.G17]/[.H14]" office:value-type="float" office:value="0.784131522516083">
            <text:p>0.7841315225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1919">
            <text:p>1919</text:p>
          </table:table-cell>
          <table:table-cell table:formula="of:=[.L17]/[.M14]" office:value-type="float" office:value="0.749609375">
            <text:p>0.749609375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440">
            <text:p>440</text:p>
          </table:table-cell>
          <table:table-cell table:formula="of:=[.Q17]/[.Q14]" office:value-type="float" office:value="0.75993091537133">
            <text:p>0.7599309154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3014">
            <text:p>3014</text:p>
          </table:table-cell>
          <table:table-cell table:formula="of:=[.V17]/[.V14]" office:value-type="float" office:value="0.762073324905183">
            <text:p>0.7620733249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82">
            <text:p>82</text:p>
          </table:table-cell>
          <table:table-cell table:formula="of:=[.AA17]/[.AA14]" office:value-type="float" office:value="0.725663716814159">
            <text:p>0.7256637168</text:p>
          </table:table-cell>
          <table:table-cell table:formula="of:=0.03672+0.02957" office:value-type="float" office:value="0.06629">
            <text:p>0.06629</text:p>
          </table:table-cell>
          <table:table-cell/>
          <table:table-cell office:value-type="string">
            <text:p>Mel-sim</text:p>
          </table:table-cell>
          <table:table-cell office:value-type="float" office:value="1837">
            <text:p>1837</text:p>
          </table:table-cell>
          <table:table-cell table:formula="of:=[.AF17]/[.AF14]" office:value-type="float" office:value="0.75071516142215">
            <text:p>0.7507151614</text:p>
          </table:table-cell>
          <table:table-cell table:formula="of:=0.03672+0.02957" office:value-type="float" office:value="0.06629">
            <text:p>0.06629</text:p>
          </table:table-cell>
        </table:table-row>
        <table:table-row table:style-name="ro2">
          <table:table-cell office:value-type="string">
            <text:p>Mel-yak</text:p>
          </table:table-cell>
          <table:table-cell office:value-type="float" office:value="1391">
            <text:p>1391</text:p>
          </table:table-cell>
          <table:table-cell table:formula="of:=[.B18]/[.C14]" office:value-type="float" office:value="0.61115992970123">
            <text:p>0.6111599297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843">
            <text:p>843</text:p>
          </table:table-cell>
          <table:table-cell table:formula="of:=[.G18]/[.H14]" office:value-type="float" office:value="0.602573266619014">
            <text:p>0.6025732666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1544">
            <text:p>1544</text:p>
          </table:table-cell>
          <table:table-cell table:formula="of:=[.L18]/[.M14]" office:value-type="float" office:value="0.603125">
            <text:p>0.603125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395">
            <text:p>395</text:p>
          </table:table-cell>
          <table:table-cell table:formula="of:=[.Q18]/[.Q14]" office:value-type="float" office:value="0.682210708117444">
            <text:p>0.6822107081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2348">
            <text:p>2348</text:p>
          </table:table-cell>
          <table:table-cell table:formula="of:=[.V18]/[.V14]" office:value-type="float" office:value="0.593678887484197">
            <text:p>0.5936788875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80">
            <text:p>80</text:p>
          </table:table-cell>
          <table:table-cell table:formula="of:=[.AA18]/[.AA14]" office:value-type="float" office:value="0.707964601769911">
            <text:p>0.7079646018</text:p>
          </table:table-cell>
          <table:table-cell table:formula="of:=0.03672+0.03512+0.06823" office:value-type="float" office:value="0.14007">
            <text:p>0.14007</text:p>
          </table:table-cell>
          <table:table-cell/>
          <table:table-cell office:value-type="string">
            <text:p>Mel-yak</text:p>
          </table:table-cell>
          <table:table-cell office:value-type="float" office:value="1464">
            <text:p>1464</text:p>
          </table:table-cell>
          <table:table-cell table:formula="of:=[.AF18]/[.AF14]" office:value-type="float" office:value="0.598283612586841">
            <text:p>0.5982836126</text:p>
          </table:table-cell>
          <table:table-cell table:formula="of:=0.03672+0.03512+0.06823" office:value-type="float" office:value="0.14007">
            <text:p>0.14007</text:p>
          </table:table-cell>
        </table:table-row>
        <table:table-row table:style-name="ro1">
          <table:table-cell office:value-type="string">
            <text:p>Mel-pse</text:p>
          </table:table-cell>
          <table:table-cell office:value-type="float" office:value="559">
            <text:p>559</text:p>
          </table:table-cell>
          <table:table-cell table:formula="of:=[.B19]/[.C14]" office:value-type="float" office:value="0.245606326889279">
            <text:p>0.2456063269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326">
            <text:p>326</text:p>
          </table:table-cell>
          <table:table-cell table:formula="of:=[.G19]/[.H14]" office:value-type="float" office:value="0.233023588277341">
            <text:p>0.2330235883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614">
            <text:p>614</text:p>
          </table:table-cell>
          <table:table-cell table:formula="of:=[.L19]/[.M14]" office:value-type="float" office:value="0.23984375">
            <text:p>0.23984375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153">
            <text:p>153</text:p>
          </table:table-cell>
          <table:table-cell table:formula="of:=[.Q19]/[.Q14]" office:value-type="float" office:value="0.264248704663212">
            <text:p>0.2642487047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931">
            <text:p>931</text:p>
          </table:table-cell>
          <table:table-cell table:formula="of:=[.V19]/[.V14]" office:value-type="float" office:value="0.235398230088496">
            <text:p>0.2353982301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29">
            <text:p>29</text:p>
          </table:table-cell>
          <table:table-cell table:formula="of:=[.AA19]/[.AA14]" office:value-type="float" office:value="0.256637168141593">
            <text:p>0.2566371681</text:p>
          </table:table-cell>
          <table:table-cell table:formula="of:=0.03672+0.03512+0.1111+0.18294" office:value-type="float" office:value="0.36588">
            <text:p>0.36588</text:p>
          </table:table-cell>
          <table:table-cell/>
          <table:table-cell office:value-type="string">
            <text:p>Mel-pse</text:p>
          </table:table-cell>
          <table:table-cell office:value-type="float" office:value="585">
            <text:p>585</text:p>
          </table:table-cell>
          <table:table-cell table:formula="of:=[.AF19]/[.AF14]" office:value-type="float" office:value="0.239068246832857">
            <text:p>0.2390682468</text:p>
          </table:table-cell>
          <table:table-cell table:formula="of:=0.03672+0.03512+0.1111+0.18294" office:value-type="float" office:value="0.36588">
            <text:p>0.36588</text:p>
          </table:table-cell>
        </table:table-row>
        <table:table-row table:style-name="ro2" table:number-rows-repeated="1048556">
          <table:table-cell table:number-columns-repeated="34"/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11:42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16:41:45</meta:creation-date>
    <dc:date>2013-10-11T17:21:44</dc:date>
    <meta:editing-duration>PT5H26M44S</meta:editing-duration>
    <meta:editing-cycles>5</meta:editing-cycles>
    <meta:generator>LibreOffice/4.0.1.2$Linux_X86_64 LibreOffice_project/84102822e3d61eb989ddd325abf1ac077904985</meta:generator>
    <meta:document-statistic meta:table-count="1" meta:cell-count="28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5:Sheet1.D8" chart:data-source-has-labels="row" svg:x="0.743cm" svg:y="0.881cm" svg:width="14.589cm" svg:height="7.544cm">
          <chartooo:coordinate-region svg:x="1.47cm" svg:y="1.08cm" svg:width="13.622cm" svg:height="6.6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5:Sheet1.C8" chart:label-cell-address="Sheet1.D5:Sheet1.D5" chart:class="chart:scatter">
            <chart:domain table:cell-range-address="Sheet1.D5:Sheet1.D8"/>
            <chart:regression-curve chart:style-name="ch6">
              <chart:equation chart:display-r-square="true" svg:x="2.128cm" svg:y="0.15cm"/>
            </chart:regression-curve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ranch lengths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5:Sheet1.D8</svg:desc>
                </draw:g>
              </table:table-cell>
              <table:table-cell office:value-type="float" office:value="NaN">
                <text:p>NaN</text:p>
                <draw:g>
                  <svg:desc>Sheet1.C5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9">
                <text:p>0.06629</text:p>
              </table:table-cell>
              <table:table-cell office:value-type="float" office:value="0.853435114503817">
                <text:p>0.853435114503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007">
                <text:p>0.14007</text:p>
              </table:table-cell>
              <table:table-cell office:value-type="float" office:value="0.715267175572519">
                <text:p>0.715267175572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588">
                <text:p>0.36588</text:p>
              </table:table-cell>
              <table:table-cell office:value-type="float" office:value="0.387786259541985">
                <text:p>0.387786259541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1.W17:Sheet1.X19" svg:x="0.634cm" svg:y="0.934cm" svg:width="14.589cm" svg:height="7.544cm">
          <chartooo:coordinate-region svg:x="1.361cm" svg:y="1.133cm" svg:width="13.622cm" svg:height="6.6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W17:Sheet1.W19" chart:class="chart:scatter">
            <chart:domain table:cell-range-address="Sheet1.X17:Sheet1.X19"/>
            <chart:regression-curve chart:style-name="ch6">
              <chart:equation chart:display-r-square="true" svg:x="1.552cm" svg:y="0.193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X17:Sheet1.X19</svg:desc>
                </draw:g>
              </table:table-cell>
              <table:table-cell office:value-type="float" office:value="0.762073324905183">
                <text:p>0.762073324905183</text:p>
                <draw:g>
                  <svg:desc>Sheet1.W17:Sheet1.W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593678887484197">
                <text:p>0.593678887484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235398230088496">
                <text:p>0.2353982300884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6cm" xlink:href=".." xlink:type="simple" chart:class="chart:scatter" chart:column-mapping="1 0" chart:style-name="ch1">
        <chart:plot-area chart:style-name="ch2" table:cell-range-address="Sheet1.AB6:Sheet1.AC8" svg:x="0.769cm" svg:y="0.851cm" svg:width="14.591cm" svg:height="7.546cm">
          <chartooo:coordinate-region svg:x="1.496cm" svg:y="1.05cm" svg:width="13.624cm" svg:height="6.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B6:Sheet1.AB8" chart:class="chart:scatter">
            <chart:domain table:cell-range-address="Sheet1.AC6:Sheet1.AC8"/>
            <chart:regression-curve chart:style-name="ch6">
              <chart:equation chart:display-r-square="true" svg:x="2.814cm" svg:y="0.191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AC6:Sheet1.AC8</svg:desc>
                </draw:g>
              </table:table-cell>
              <table:table-cell office:value-type="float" office:value="0.811320754716981">
                <text:p>0.811320754716981</text:p>
                <draw:g>
                  <svg:desc>Sheet1.AB6:Sheet1.A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641509433962264">
                <text:p>0.64150943396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377358490566038">
                <text:p>0.37735849056603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96cm" xlink:href=".." xlink:type="simple" chart:class="chart:scatter" chart:column-mapping="1 0" chart:style-name="ch1">
        <chart:plot-area chart:style-name="ch2" table:cell-range-address="Sheet1.AB17:Sheet1.AC19" svg:x="0.769cm" svg:y="0.851cm" svg:width="14.59cm" svg:height="7.546cm">
          <chartooo:coordinate-region svg:x="1.497cm" svg:y="1.05cm" svg:width="13.623cm" svg:height="6.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B17:Sheet1.AB19" chart:class="chart:scatter">
            <chart:domain table:cell-range-address="Sheet1.AC17:Sheet1.AC19"/>
            <chart:regression-curve chart:style-name="ch6">
              <chart:equation chart:display-r-square="true" svg:x="1.744cm" svg:y="0.137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AC17:Sheet1.AC19</svg:desc>
                </draw:g>
              </table:table-cell>
              <table:table-cell office:value-type="float" office:value="0.725663716814159">
                <text:p>0.725663716814159</text:p>
                <draw:g>
                  <svg:desc>Sheet1.AB17:Sheet1.A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707964601769911">
                <text:p>0.707964601769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256637168141593">
                <text:p>0.25663716814159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1.AG6:Sheet1.AH8" svg:x="0.77cm" svg:y="0.855cm" svg:width="14.59cm" svg:height="7.545cm">
          <chartooo:coordinate-region svg:x="1.498cm" svg:y="1.054cm" svg:width="13.623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G6:Sheet1.AG8" chart:class="chart:scatter">
            <chart:domain table:cell-range-address="Sheet1.AH6:Sheet1.AH8"/>
            <chart:regression-curve chart:style-name="ch6">
              <chart:equation chart:display-r-square="true" svg:x="1.936cm" svg:y="0.304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AH6:Sheet1.AH8</svg:desc>
                </draw:g>
              </table:table-cell>
              <table:table-cell office:value-type="float" office:value="0.808752025931929">
                <text:p>0.808752025931929</text:p>
                <draw:g>
                  <svg:desc>Sheet1.AG6:Sheet1.A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700162074554295">
                <text:p>0.700162074554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350081037277147">
                <text:p>0.35008103727714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1.AG17:Sheet1.AH19" svg:x="0.77cm" svg:y="0.855cm" svg:width="14.59cm" svg:height="7.545cm">
          <chartooo:coordinate-region svg:x="1.498cm" svg:y="1.054cm" svg:width="13.623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G17:Sheet1.AG19" chart:class="chart:scatter">
            <chart:domain table:cell-range-address="Sheet1.AH17:Sheet1.AH19"/>
            <chart:regression-curve chart:style-name="ch6">
              <chart:equation chart:display-r-square="true" svg:x="2.156cm" svg:y="0.167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AH17:Sheet1.AH19</svg:desc>
                </draw:g>
              </table:table-cell>
              <table:table-cell office:value-type="float" office:value="0.75071516142215">
                <text:p>0.75071516142215</text:p>
                <draw:g>
                  <svg:desc>Sheet1.AG17:Sheet1.A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598283612586841">
                <text:p>0.598283612586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239068246832857">
                <text:p>0.23906824683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8.996cm" xlink:href=".." xlink:type="simple" chart:class="chart:scatter" chart:column-mapping="1 0" chart:style-name="ch1">
        <chart:legend chart:legend-position="end" svg:x="11.909cm" svg:y="3.95cm" style:legend-expansion="high" chart:style-name="ch2"/>
        <chart:plot-area chart:style-name="ch3" table:cell-range-address="Sheet1.H6:Sheet1.I8" svg:x="0.77cm" svg:y="0.851cm" svg:width="10.499cm" svg:height="7.546cm">
          <chartooo:coordinate-region svg:x="1.497cm" svg:y="1.05cm" svg:width="9.532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6:Sheet1.H8" chart:class="chart:scatter">
            <chart:domain table:cell-range-address="Sheet1.I6:Sheet1.I8"/>
            <chart:regression-curve chart:style-name="ch7">
              <chart:equation chart:display-r-square="true" svg:x="2.54cm" svg:y="0.033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I6:Sheet1.I8</svg:desc>
                </draw:g>
              </table:table-cell>
              <table:table-cell office:value-type="float" office:value="0.809278350515464">
                <text:p>0.809278350515464</text:p>
                <draw:g>
                  <svg:desc>Sheet1.H6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688144329896907">
                <text:p>0.688144329896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355670103092783">
                <text:p>0.355670103092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851cm" svg:y="3.952cm" style:legend-expansion="high" chart:style-name="ch2"/>
        <chart:plot-area chart:style-name="ch3" table:cell-range-address="Sheet1.M6:Sheet1.N8" svg:x="0.77cm" svg:y="0.855cm" svg:width="10.441cm" svg:height="7.545cm">
          <chartooo:coordinate-region svg:x="1.497cm" svg:y="1.054cm" svg:width="9.47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6:Sheet1.M8" chart:class="chart:scatter">
            <chart:domain table:cell-range-address="Sheet1.N6:Sheet1.N8"/>
            <chart:regression-curve chart:style-name="ch7">
              <chart:equation chart:display-r-square="true" svg:x="1.854cm" svg:y="0.132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N6:Sheet1.N8</svg:desc>
                </draw:g>
              </table:table-cell>
              <table:table-cell office:value-type="float" office:value="0.837282780410742">
                <text:p>0.837282780410742</text:p>
                <draw:g>
                  <svg:desc>Sheet1.M6:Sheet1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722748815165877">
                <text:p>0.722748815165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368878357030016">
                <text:p>0.368878357030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83cm" svg:height="8.755cm" xlink:href=".." xlink:type="simple" chart:class="chart:scatter" chart:column-mapping="1 0" chart:style-name="ch1">
        <chart:plot-area chart:style-name="ch2" table:cell-range-address="Sheet1.C17:Sheet1.D19" svg:x="0.737cm" svg:y="0.835cm" svg:width="13.072cm" svg:height="7.325cm">
          <chartooo:coordinate-region svg:x="1.464cm" svg:y="1.034cm" svg:width="12.105cm" svg:height="6.4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7:Sheet1.C19" chart:class="chart:scatter">
            <chart:domain table:cell-range-address="Sheet1.D17:Sheet1.D19"/>
            <chart:regression-curve chart:style-name="ch6">
              <chart:equation chart:display-r-square="true" svg:x="1.544cm" svg:y="0.197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D17:Sheet1.D19</svg:desc>
                </draw:g>
              </table:table-cell>
              <table:table-cell office:value-type="float" office:value="0.771528998242531">
                <text:p>0.771528998242531</text:p>
                <draw:g>
                  <svg:desc>Sheet1.C17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61115992970123">
                <text:p>0.61115992970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245606326889279">
                <text:p>0.2456063268892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1.H17:Sheet1.I19" svg:x="0.77cm" svg:y="0.855cm" svg:width="14.59cm" svg:height="7.545cm">
          <chartooo:coordinate-region svg:x="1.498cm" svg:y="1.054cm" svg:width="13.623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H17:Sheet1.H19" chart:class="chart:scatter">
            <chart:domain table:cell-range-address="Sheet1.I17:Sheet1.I19"/>
            <chart:regression-curve chart:style-name="ch6">
              <chart:equation chart:display-r-square="true" svg:x="1.47cm" svg:y="0.311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I17:Sheet1.I19</svg:desc>
                </draw:g>
              </table:table-cell>
              <table:table-cell office:value-type="float" office:value="0.784131522516083">
                <text:p>0.784131522516083</text:p>
                <draw:g>
                  <svg:desc>Sheet1.H17:Sheet1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602573266619014">
                <text:p>0.602573266619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233023588277341">
                <text:p>0.2330235882773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1.M17:Sheet1.N19" svg:x="0.77cm" svg:y="0.855cm" svg:width="14.59cm" svg:height="7.545cm">
          <chartooo:coordinate-region svg:x="1.498cm" svg:y="1.054cm" svg:width="13.623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M17:Sheet1.M19" chart:class="chart:scatter">
            <chart:domain table:cell-range-address="Sheet1.N17:Sheet1.N19"/>
            <chart:regression-curve chart:style-name="ch6">
              <chart:equation chart:display-r-square="true" svg:x="1.25cm" svg:y="0.102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N17:Sheet1.N19</svg:desc>
                </draw:g>
              </table:table-cell>
              <table:table-cell office:value-type="float" office:value="0.749609375">
                <text:p>0.749609375</text:p>
                <draw:g>
                  <svg:desc>Sheet1.M17:Sheet1.M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603125">
                <text:p>0.60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23984375">
                <text:p>0.239843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1.R6:Sheet1.S8" svg:x="0.77cm" svg:y="0.855cm" svg:width="14.59cm" svg:height="7.545cm">
          <chartooo:coordinate-region svg:x="1.498cm" svg:y="1.054cm" svg:width="13.623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R6:Sheet1.R8" chart:class="chart:scatter">
            <chart:domain table:cell-range-address="Sheet1.S6:Sheet1.S8"/>
            <chart:regression-curve chart:style-name="ch6">
              <chart:equation chart:display-r-square="true" svg:x="1.717cm" svg:y="0.165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S6:Sheet1.S8</svg:desc>
                </draw:g>
              </table:table-cell>
              <table:table-cell office:value-type="float" office:value="0.823343848580442">
                <text:p>0.823343848580442</text:p>
                <draw:g>
                  <svg:desc>Sheet1.R6:Sheet1.R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725552050473186">
                <text:p>0.725552050473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391167192429022">
                <text:p>0.391167192429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1.W6:Sheet1.X8" chart:data-source-has-labels="column" svg:x="0.771cm" svg:y="0.934cm" svg:width="14.589cm" svg:height="7.544cm">
          <chartooo:coordinate-region svg:x="1.498cm" svg:y="1.133cm" svg:width="13.622cm" svg:height="6.698cm"/>
          <chart:axis chart:dimension="x" chart:name="primary-x" chart:style-name="ch3" chartooo:axis-type="auto">
            <chart:categories table:cell-range-address="Sheet1.W6:Sheet1.W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W6:Sheet1.W8" chart:class="chart:scatter">
            <chart:domain table:cell-range-address="Sheet1.X6:Sheet1.X8"/>
            <chart:regression-curve chart:style-name="ch6">
              <chart:equation chart:display-r-square="true" svg:x="1.991cm" svg:y="0.099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float" office:value="0.827334630350194">
                <text:p>0</text:p>
                <draw:g>
                  <svg:desc>Sheet1.W6:Sheet1.W8</svg:desc>
                </draw:g>
              </table:table-cell>
              <table:table-cell office:value-type="float" office:value="0.06629">
                <text:p>0.06629</text:p>
                <draw:g>
                  <svg:desc>Sheet1.X6:Sheet1.X8</svg:desc>
                </draw:g>
              </table:table-cell>
              <table:table-cell office:value-type="float" office:value="0.827334630350194">
                <text:p>0.827334630350194</text:p>
                <draw:g>
                  <svg:desc>Sheet1.W6:Sheet1.W8</svg:desc>
                </draw:g>
              </table:table-cell>
            </table:table-row>
            <table:table-row>
              <table:table-cell office:value-type="float" office:value="0.707198443579767">
                <text:p>0</text:p>
              </table:table-cell>
              <table:table-cell office:value-type="float" office:value="0.14007">
                <text:p>0.14007</text:p>
              </table:table-cell>
              <table:table-cell office:value-type="float" office:value="0.707198443579767">
                <text:p>0.707198443579767</text:p>
              </table:table-cell>
            </table:table-row>
            <table:table-row>
              <table:table-cell office:value-type="float" office:value="0.36624513618677">
                <text:p>0</text:p>
              </table:table-cell>
              <table:table-cell office:value-type="float" office:value="0.36588">
                <text:p>0.36588</text:p>
              </table:table-cell>
              <table:table-cell office:value-type="float" office:value="0.36624513618677">
                <text:p>0.366245136186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scatter" chart:column-mapping="1 0" chart:style-name="ch1">
        <chart:plot-area chart:style-name="ch2" table:cell-range-address="Sheet1.R17:Sheet1.S19" svg:x="0.77cm" svg:y="0.851cm" svg:width="14.592cm" svg:height="7.546cm">
          <chartooo:coordinate-region svg:x="1.497cm" svg:y="1.05cm" svg:width="13.625cm" svg:height="6.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R17:Sheet1.R19" chart:class="chart:scatter">
            <chart:domain table:cell-range-address="Sheet1.S17:Sheet1.S19"/>
            <chart:regression-curve chart:style-name="ch6">
              <chart:equation chart:display-r-square="true" svg:x="2.013cm" svg:y="0.148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29">
                <text:p>0.06629</text:p>
                <draw:g>
                  <svg:desc>Sheet1.S17:Sheet1.S19</svg:desc>
                </draw:g>
              </table:table-cell>
              <table:table-cell office:value-type="float" office:value="0.75993091537133">
                <text:p>0.75993091537133</text:p>
                <draw:g>
                  <svg:desc>Sheet1.R17:Sheet1.R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7">
                <text:p>0.14007</text:p>
              </table:table-cell>
              <table:table-cell office:value-type="float" office:value="0.682210708117444">
                <text:p>0.682210708117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88">
                <text:p>0.36588</text:p>
              </table:table-cell>
              <table:table-cell office:value-type="float" office:value="0.264248704663212">
                <text:p>0.2642487046632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